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4.186cm" table:align="left"/>
    </style:style>
    <style:style style:name="Tabla1.A" style:family="table-column">
      <style:table-column-properties style:column-width="18.84cm"/>
    </style:style>
    <style:style style:name="Tabla1.B" style:family="table-column">
      <style:table-column-properties style:column-width="5.346cm"/>
    </style:style>
    <style:style style:name="Tabla1.A1" style:family="table-cell">
      <style:table-cell-properties style:vertical-align="middle" fo:padding="0.049cm" fo:border="none"/>
    </style:style>
    <style:style style:name="Tabla1.B5" style:family="table-cell">
      <style:table-cell-properties fo:padding="0.049cm" fo:border="none"/>
    </style:style>
    <style:style style:name="P1" style:family="paragraph" style:parent-style-name="Preformatted_20_Text">
      <style:text-properties fo:font-size="11.25pt"/>
    </style:style>
    <style:style style:name="P2" style:family="paragraph" style:parent-style-name="Preformatted_20_Text">
      <style:paragraph-properties fo:margin-top="0cm" fo:margin-bottom="0.499cm" style:contextual-spacing="false"/>
      <style:text-properties fo:font-size="11.25pt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font-name="Courier New"/>
    </style:style>
    <style:style style:name="T2" style:family="text">
      <style:text-properties fo:font-size="11.2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yui_3_17_2_1_1655744232038_120"/>Programar en Java un modelo orientado a objetos de un sistema de gestión de una compañía telefónica. Los abonados de la compañía pueden tener contratados uno o varios servicios. Cada servicio supone  un coste mensual. Actualmente, los servicios son: teléfono (fijo y móvil), Internet y televisión. En el futuro, puede que haya más. La contratación de un servicio puede requerir la contratación de otro (por  <text:bookmark text:name="yui_3_17_2_1_1655744232038_133"/>ejemplo, para tener televisión por <text:span text:style-name="Emphasis">streaming</text:span> se necesitará disponer del servicio de Internet). Para ser abonado de la compañía es necesario contratar, al menos, el servicio de fijo o móvil. Un abonado puede  tener contratados varios fijos y móviles. Los servicios de fijo, Internet y televisión llevan asociados un punto de servicio, una cadena que representa el lugar (la dirección postal física) donde está instalado  el servicio. </text:p>
      <text:p text:style-name="P6">La clase <text:span text:style-name="T1">Abonado</text:span> debe tener, al menos, las siguientes operaciones:</text:p>
      <text:list xml:id="list85494113" text:style-name="L1">
        <text:list-item>
          <text:p text:style-name="P8"><text:span text:style-name="T1">Abonado(String nombre, Telefono[] telefonos)</text:span>: crea un nuevo abonado con el nombre indicado y un array de teléfonos fijos y/o móviles que no puede ser vacío. Lanza la excepción <text:span text:style-name="T1">IllegalArgumentException</text:span> si los argumentos no son los adecuados. </text:p>
        </text:list-item>
        <text:list-item>
          <text:p text:style-name="P8"><text:span text:style-name="T1">contratar(Servicio servicio)</text:span>: contrata el servicio correspondiente. Lanza la excepción <text:span text:style-name="T1">IllegalArgumentException</text:span> si no es posible contratarlo por alguna razón (por ejemplo, si depende de otro servicio no contratado). Devuelve el propio abonado. </text:p>
        </text:list-item>
        <text:list-item>
          <text:p text:style-name="P7"><text:span text:style-name="T1">numServicios()</text:span>: devuelve el número de servicios contratados.</text:p>
        </text:list-item>
      </text:list>
      <text:p text:style-name="Text_20_body">La clase <text:span text:style-name="T1">Fijo</text:span> y la clase <text:span text:style-name="T1">Movil</text:span> definen, respectivamente, teléfonos fijos y móviles. Sus constructores reciben como argumento el número de teléfono correspondiente. El constructor de la clase <text:span text:style-name="T1">Fijo</text:span>  recibe también el punto de servicio. También deben existir las clases <text:span text:style-name="T1">Television</text:span> e <text:span text:style-name="T1">Internet</text:span>, cuyos constructores reciben también el punto de servicio.</text:p>
      <text:h text:style-name="Heading_20_4" text:outline-level="4">Importante</text:h>
      <text:p text:style-name="Text_20_body">Antes de ejecutar cada test, se hace lo siguiente:</text:p>
      <text:p text:style-name="P1">Abonado pepe = new Abonado("Pepe", new Telefono[] {</text:p>
      <text:p text:style-name="Preformatted_20_Text"><text:s text:c="4"/><text:span text:style-name="T2">new Fijo(956361514L, "Calle Corta, 33"),</text:span></text:p>
      <text:p text:style-name="Preformatted_20_Text"><text:s text:c="4"/><text:span text:style-name="T2">new Movil(666555444L)</text:span></text:p>
      <text:p text:style-name="P1">});</text:p>
      <text:p text:style-name="P2">Abonado juan = new Abonado("Juan", new Telefono[] { new Movil(666666666L) });</text:p>
      <text:p text:style-name="Text_20_body">Por ejemplo:</text:p>
      <text:section text:style-name="Sect1" text:name="yui_3_17_2_1_1655744232038_132">
        <text:p text:style-name="P4"><text:bookmark text:name="yui_3_17_2_1_1655744232038_131"/></text:p>
        <table:table table:name="Tabla1" table:style-name="Tabla1">
          <table:table-column table:style-name="Tabla1.A"/>
          <table:table-column table:style-name="Tabla1.B"/>
          <table:table-header-rows>
            <table:table-row table:style-name="TableLine94256721407056">
              <table:table-cell table:style-name="Tabla1.A1" office:value-type="string">
                <text:p text:style-name="Table_20_Heading">Test</text:p>
              </table:table-cell>
              <table:table-cell table:style-name="Tabla1.A1" office:value-type="string">
                <text:p text:style-name="Table_20_Heading">Resultado<text:bookmark text:name="yui_3_17_2_1_1655744232038_130"/></text:p>
              </table:table-cell>
            </table:table-row>
          </table:table-header-rows>
          <table:table-row table:style-name="TableLine94256721407056">
            <table:table-cell table:style-name="Tabla1.A1" office:value-type="string">
              <text:p text:style-name="Preformatted_20_Text">try {</text:p>
              <text:p text:style-name="Preformatted_20_Text"><text:s text:c="4"/>// Lanza IllegalArgumentException por lista vacía</text:p>
              <text:p text:style-name="Preformatted_20_Text"><text:s text:c="4"/>Abonado antonio = new Abonado("Antonio", new Telefono[] {});</text:p>
              <text:p text:style-name="Preformatted_20_Text">} catch (IllegalArgumentException i) {</text:p>
              <text:p text:style-name="Preformatted_20_Text"><text:s text:c="4"/>System.out.println("IllegalArgumentException");</text:p>
              <text:p text:style-name="P3">}</text:p>
            </table:table-cell>
            <table:table-cell table:style-name="Tabla1.A1" office:value-type="string">
              <text:p text:style-name="P3">IllegalArgumentException</text:p>
            </table:table-cell>
          </table:table-row>
          <table:table-row table:style-name="TableLine94256721407056">
            <table:table-cell table:style-name="Tabla1.A1" office:value-type="string">
              <text:p text:style-name="P3">System.out.println(pepe.numServicios() == 2);</text:p>
            </table:table-cell>
            <table:table-cell table:style-name="Tabla1.A1" office:value-type="string">
              <text:p text:style-name="P3">true</text:p>
            </table:table-cell>
          </table:table-row>
          <table:table-row table:style-name="TableLine94256721407056">
            <table:table-cell table:style-name="Tabla1.A1" office:value-type="string">
              <text:p text:style-name="P3">System.out.println(pepe.contratar(new Internet("Calle Ancha, 23")).numServicios() == 3);</text:p>
            </table:table-cell>
            <table:table-cell table:style-name="Tabla1.A1" office:value-type="string">
              <text:p text:style-name="P3">true<text:bookmark text:name="yui_3_17_2_1_1655744232038_129"/><text:bookmark text:name="yui_3_17_2_1_1655744232038_128"/></text:p>
            </table:table-cell>
          </table:table-row>
          <table:table-row table:style-name="TableLine94256721407056">
            <table:table-cell table:style-name="Tabla1.A1" office:value-type="string">
              <text:p text:style-name="Preformatted_20_Text"><text:bookmark text:name="yui_3_17_2_1_1655744232038_127"/>try {</text:p>
              <text:p text:style-name="Preformatted_20_Text"><text:soft-page-break/><text:s text:c="4"/>// Lanza IllegalArgumentException porque Juan no tiene Internet</text:p>
              <text:p text:style-name="Preformatted_20_Text"><text:s text:c="4"/>juan.contratar(new Television("Calle Larga, 25"));</text:p>
              <text:p text:style-name="Preformatted_20_Text">} catch (IllegalArgumentException i) {</text:p>
              <text:p text:style-name="Preformatted_20_Text"><text:s text:c="4"/>System.out.println("IllegalArgumentException");</text:p>
              <text:p text:style-name="P3">}</text:p>
            </table:table-cell>
            <table:table-cell table:style-name="Tabla1.B5" office:value-type="string">
              <text:p text:style-name="P5"/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18:57:43.132062694</meta:creation-date>
    <dc:date>2022-06-20T18:58:18.780649223</dc:date>
    <meta:editing-duration>PT36S</meta:editing-duration>
    <meta:editing-cycles>1</meta:editing-cycles>
    <meta:document-statistic meta:table-count="1" meta:image-count="0" meta:object-count="0" meta:page-count="2" meta:paragraph-count="33" meta:word-count="367" meta:character-count="2683" meta:non-whitespace-character-count="2312"/>
    <meta:generator>LibreOffice/7.2.7.2$Linux_X86_64 LibreOffice_project/20$Build-2</meta:generator>
  </office:meta>
</office:document-meta>
</file>